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Lucidasans2" svg:font-family="Lucidasans"/>
    <style:font-face style:name="StarSymbol" svg:font-family="StarSymbol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/>
    <style:style style:name="P10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1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2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ADMINISTRADOR</text:p>
      <text:p text:style-name="Standard"/>
      <text:p text:style-name="Standard"/>
      <text:p text:style-name="P4">MODULOS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Añadir modulo de registr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>10/02/2007</text:p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p text:style-name="Standard">Los módulos de la aplicación cliente servidor son los siguientes:</text:p>
      <text:p text:style-name="Standard"/>
      <text:list text:style-name="L1">
        <text:list-item>
          <text:p text:style-name="P9">Users</text:p>
        </text:list-item>
        <text:list-item>
          <text:p text:style-name="P9">Projects</text:p>
        </text:list-item>
        <text:list-item>
          <text:p text:style-name="P9">Server</text:p>
        </text:list-item>
        <text:list-item>
          <text:p text:style-name="P9">Bans</text:p>
        </text:list-item>
        <text:list-item>
          <text:p text:style-name="P9">Backups</text:p>
        </text:list-item>
        <text:list-item>
          <text:p text:style-name="P9">Registers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/>
      <text:p text:style-name="P11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B2" office:value-type="string">
            <text:p text:style-name="P12"/>
          </table:table-cell>
          <table:table-cell table:style-name="Table1.B2" office:value-type="string">
            <text:p text:style-name="P12"/>
          </table:table-cell>
          <table:table-cell table:style-name="Table1.D2" office:value-type="string">
            <text:p text:style-name="P12"/>
          </table:table-cell>
        </table:table-row>
      </table:table>
      <text:p text:style-name="P10"/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Lucidasans2" svg:font-family="Lucidasans"/>
    <style:font-face style:name="StarSymbol" svg:font-family="StarSymbol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24T13:29:36</meta:creation-date>
    <dc:creator>David Cuadrado</dc:creator>
    <dc:date>2007-02-24T13:32:47</dc:date>
    <dc:language>es-CO</dc:language>
    <meta:editing-cycles>5</meta:editing-cycles>
    <meta:editing-duration>PT3M11S</meta:editing-duration>
    <meta:template xlink:type="simple" xlink:actuate="onRequest" xlink:role="template" xlink:href="../../../../../.ooo-2.0/user/template/ktoon_doc.ott" xlink:title="ktoon_doc" meta:date="2007-02-24T13:29:36"/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24" meta:word-count="51" meta:character-count="340"/>
  </office:meta>
</office:document-meta>
</file>